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apital Gai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Capital Gain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7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sold or disposed of</text:p>
          </table:table-cell>
          <table:table-cell table:style-name="ce149" office:value-type="string" calcext:value-type="string">
            <text:p>Proceeds (sales price)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Sol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sold or disposed of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/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TC</text:p>
          </table:table-cell>
          <table:table-cell table:style-name="from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usd" office:value="2240.0" office:value-type="float"/>
          <table:table-cell table:style-name="from_lot_note_border_usd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3: 0.20000000 of 1.00000000 BTC</text:p>
          </table:table-cell>
          <table:table-cell table:style-name="taxable_event_note_border_default" office:value-type="string">
            <text:p>1/1: 0.20000000 of 0.20000000 BTC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usd" office:value="9638.0" office:value-type="float"/>
          <table:table-cell table:style-name="from_lot_note_usd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869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79000000 of 1.00000000 BTC</text:p>
          </table:table-cell>
          <table:table-cell table:style-name="taxable_event_note_default" office:value-type="string">
            <text:p>1/2: 0.79000000 of 1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usd" office:value="2562.0" office:value-type="float"/>
          <table:table-cell table:style-name="from_lot_note_usd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1000000 of 2.00000000 BTC</text:p>
          </table:table-cell>
          <table:table-cell table:style-name="taxable_event_note_default" office:value-type="string">
            <text:p>2/2: 0.21000000 of 1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40602.0" office:value-type="float"/>
          <table:table-cell table:style-name="from_lot_note_usd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1025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3: 2.01000000 of 5.00000000 BTC</text:p>
          </table:table-cell>
          <table:table-cell table:style-name="taxable_event_note_default" office:value-type="string">
            <text:p>1/1: 2.01000000 of 2.01000000 BTC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222" office:value-type="string" calcext:value-type="string" table:number-columns-spanned="9" table:number-rows-spanned="1">
            <text:p>Crypto Donation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Default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dona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Dona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dona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donati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TC</text:p>
          </table:table-cell>
          <table:table-cell table:style-name="taxable_event_note_default" office:value-type="string">
            <text:p>1/1: 3.79000000 of 3.79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Gifts</text:p>
          </table:table-cell>
          <table:covered-table-cell table:style-name="ce10"/>
          <table:covered-table-cell table:style-name="ce22"/>
          <table:covered-table-cell table:style-name="Default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gif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Gif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gif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gift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25418.0" office:value-type="float"/>
          <table:table-cell table:style-name="from_lot_note_usd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38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79000000 of 2.00000000 BTC</text:p>
          </table:table-cell>
          <table:table-cell table:style-name="taxable_event_note_default" office:value-type="string">
            <text:p>1/3: 1.79000000 of 5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TC</text:p>
          </table:table-cell>
          <table:table-cell table:style-name="taxable_event_note_default" office:value-type="string">
            <text:p>2/3: 3.00000000 of 5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2982.0" office:value-type="float"/>
          <table:table-cell table:style-name="from_lot_note_usd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1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1000000 of 4.00000000 BTC</text:p>
          </table:table-cell>
          <table:table-cell table:style-name="taxable_event_note_default" office:value-type="string">
            <text:p>3/3: 0.21000000 of 5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Interest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TC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TC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Investment Expenses</text:p>
          </table:table-cell>
          <table:covered-table-cell table:style-name="ce10"/>
          <table:covered-table-cell table:style-name="ce22"/>
          <table:covered-table-cell table:style-name="Default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transac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Transaction fee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transac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transact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usd" office:value="114.0" office:value-type="float"/>
          <table:table-cell table:style-name="from_lot_note_usd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1000000 of 1.00000000 BTC</text:p>
          </table:table-cell>
          <table:table-cell table:style-name="taxable_event_note_default" office:value-type="string">
            <text:p>1/1: 0.01000000 of 0.01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usd" office:value="288.0" office:value-type="float"/>
          <table:table-cell table:style-name="from_lot_note_usd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-1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1/3: 0.02000000 of 5.00000000 BTC</text:p>
          </table:table-cell>
          <table:table-cell table:style-name="taxable_event_note_default" office:value-type="string">
            <text:p>1/1: 0.02000000 of 0.02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usd" office:value="856.0" office:value-type="float"/>
          <table:table-cell table:style-name="from_lot_note_usd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5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5.00000000 BTC</text:p>
          </table:table-cell>
          <table:table-cell table:style-name="taxable_event_note_default" office:value-type="string">
            <text:p>1/1: 0.04000000 of 0.04000000 BTC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09-24T09:08:50.483332</dc:date>
    <meta:editing-duration>P1DT8H44M51S</meta:editing-duration>
    <meta:editing-cycles>93</meta:editing-cycles>
    <meta:generator>http://pypi.python.org/pypi/ezodf/0.1.0$Python3.8.10 (default, Jun  2 2021, 10:49:15) 
[GCC 9.4.0]</meta:generator>
    <meta:document-statistic meta:table-count="13" meta:cell-count="508" meta:object-count="0"/>
  </office:meta>
</office:document-meta>
</file>